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eschrieben von Tobias H.&lt;q&gt;Dafür konnte sich die Bevölkerung noch selbst Helfen uns aus dem Wetter auf mögliche Gefahren schließen.</text:p>
      <text:p text:style-name="Standard">Damals war die Bebauung und Bevölkerungsdichte eine ganz andere.</text:p>
      <text:p text:style-name="Standard"/>
      <text:p text:style-name="Standard">Und es gab noch keine Handys etc. mit denen man erstmal lange Videos macht statt sich in Sicherheit zu bringen.</text:p>
      <text:p text:style-name="Standard">&lt;/q&gt;Das Thema ist nicht, dass keiner etwas mitbekommen hat. Laut dem Hochwassermeldezentrum gab es 20M Abrufe der Pegeldaten. Für mich ist es offensichtlich, dass das Hauptthema bleibt, dass vorsätzlich <text:s/>keiner eine Flut in dem Ausmaß erwartet hat und als es dann so kam an den meisten Stellen die Eingriffmöglichkeiten (Ministerien, LfU, Medien, Kreis, Leitstelle, Gemeinden, Katastrophenschutz, Selbsthilfe) nicht gegriffen haben. <text:s/></text:p>
      <text:p text:style-name="Standard"/>
      <text:p text:style-name="Standard">&lt;q&gt;</text:p>
      <text:p text:style-name="Standard">Traf die Welle 1910 in den Fluss abwärtsgelegenen Orten auch Nachts ein? Das war hier mit das Ausschlag gegeben hat.&lt;/q&gt;Laut der &lt;a href="https://www.erdkunde.uni-bonn.de/archive/2014/reconstructing-peak-discharges-of-historic-floods-of-the-river-ahr-germany/at_download/attachment" target="_BLANK"&gt;Arbeit von Herrn Roggenkamp&lt;/a&gt; wurden in Ahrweiler eher morgens zwischen 8 und 10 kritische Höhen erreicht. Höhepunkt war nach 10:00. &lt;img src="https://github.com/strubbi77/ahrtal_2021/raw/main/bilder_fremd/2014-roggenkamp-flut1910-zeitlicher-ablauf-ahrweiler.png" width="310" height="217"&gt;</text:p>
      <text:p text:style-name="Standard"/>
      <text:p text:style-name="Standard">&lt;q&gt;Wie viele wären auch mit noch konkreteren Warnungen, als die, die vorhanden waren wirklich gegangen? Für wen wären ggf. die Straßen zu Falle geworden?&lt;/q&gt;</text:p>
      <text:p text:style-name="Standard">Die hydrologischen Warnungen waren nicht sehr konkret und viel zu spät. Das führe ich &lt;a href="https://strubbi77.medium.com/ist-soll-vergleich-hochwasservorhersage-ahrtal-14-juli-d48608c0d6f3" target="_BLANK"&gt;hier&lt;/a&gt; genauer aus. </text:p>
      <text:p text:style-name="Standard"/>
      <text:p text:style-name="Standard">Technisch gesehen fängt die Fehlerkette bei den politischen Entscheidungsträgern an die:</text:p>
      <text:p text:style-name="Standard">- historische Hochwasser ignorierten bzw. ein Starkregenereignis mit 200mm nicht in Betracht zogen. </text:p>
      <text:p text:style-name="Standard">- Die Ahr nicht zu den in der Meldeverordnung benannten Flüssen hinzugezählt haben</text:p>
      <text:p text:style-name="Standard">- Das Hochwassermeldezentrum nicht an der möglichen Qualität ausgerichtet hat, die in anderen Bundesländern oder Ländern üblich ist</text:p>
      <text:p text:style-name="Standard">- Alarm- und Einsatzpläne weder in Kommunikation noch bei Evakuierungen oder der Bestimmung von evtl. betroffenen Häusern/Gebieten ausreichend. </text:p>
      <text:p text:style-name="Standard"/>
      <text:p text:style-name="Standard">Bei vielen Punkten bin ich noch dran. Beim Thema Alarm- und Einsatzpläne fehlt mir öffentliche Information und beim Thema <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7T11:17:40.895035588</meta:creation-date>
    <dc:date>2022-02-07T20:47:36.981578069</dc:date>
    <meta:editing-duration>PT8H49M46S</meta:editing-duration>
    <meta:editing-cycles>2</meta:editing-cycles>
    <meta:generator>LibreOffice/7.2.2.2$Linux_X86_64 LibreOffice_project/20$Build-2</meta:generator>
    <meta:document-statistic meta:table-count="0" meta:image-count="0" meta:object-count="0" meta:page-count="1" meta:paragraph-count="14" meta:word-count="291" meta:character-count="2390" meta:non-whitespace-character-count="2105"/>
  </office:meta>
</office:document-meta>
</file>